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Codebook P1</text:p>
      <text:p text:style-name="Standard"/>
      <text:p text:style-name="Standard"/>
      <text:p text:style-name="Standard">This is a study conducted on Var1</text:p>
      <text:p text:style-name="Standard"/>
      <text:p text:style-name="Standard">ID<text:tab/>ID-Variable</text:p>
      <text:p text:style-name="Standard">Var1<text:tab/>Variable 1, some informatio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ecker</meta:initial-creator>
    <meta:creation-date>2020-06-25T12:20:36.67</meta:creation-date>
    <dc:date>2020-06-25T12:28:44.99</dc:date>
    <dc:creator>Benjamin Becker</dc:creator>
    <meta:editing-duration>PT8M9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4" meta:word-count="17" meta:character-count="99"/>
  </office:meta>
</office:document-meta>
</file>